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424cm" fo:min-width="1.741cm" fo:wrap-option="no-wrap"/>
    </style:style>
    <style:style style:name="gr2" style:family="graphic" style:parent-style-name="standard">
      <style:graphic-properties draw:textarea-horizontal-align="justify" draw:textarea-vertical-align="middle" draw:auto-grow-height="false" fo:min-height="1.782cm" fo:min-width="2.675cm"/>
    </style:style>
    <style:style style:name="gr3" style:family="graphic" style:parent-style-name="standard">
      <style:graphic-properties draw:textarea-horizontal-align="justify" draw:textarea-vertical-align="middle" draw:auto-grow-height="false" fo:min-height="1.782cm" fo:min-width="2.802cm"/>
    </style:style>
    <style:style style:name="gr4" style:family="graphic" style:parent-style-name="standard">
      <style:graphic-properties draw:textarea-horizontal-align="justify" draw:textarea-vertical-align="middle" draw:auto-grow-height="false" fo:min-height="1.782cm" fo:min-width="3.564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svg:stroke-width="0.018cm" draw:marker-start="" draw:marker-start-width="0.227cm" draw:marker-end="Rounded_20_short_20_Arrow" draw:marker-end-width="0.327cm" draw:fill="none" draw:textarea-vertical-align="middle" fo:padding-top="0.134cm" fo:padding-bottom="0.134cm" fo:padding-left="0.259cm" fo:padding-right="0.259cm"/>
    </style:style>
    <style:style style:name="gr7" style:family="graphic" style:parent-style-name="objectwithoutfill">
      <style:graphic-properties draw:marker-start="" draw:marker-end="Arrow" draw:marker-end-width="0.3cm"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429cm" svg:height="2.58cm" svg:x="1.762cm" svg:y="1.381cm">
          <text:p text:style-name="P1">Clien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2" draw:id="id2" draw:layer="layout" svg:width="3.175cm" svg:height="2.032cm" svg:x="6.941cm" svg:y="1.675cm">
          <text:p text:style-name="P1">Nginx</text:p>
          <draw:enhanced-geometry svg:viewBox="0 0 21600 21600" draw:type="rectangle" draw:enhanced-path="M 0 0 L 21600 0 21600 21600 0 21600 0 0 Z N"/>
        </draw:custom-shape>
        <draw:custom-shape draw:style-name="gr3" draw:text-style-name="P1" xml:id="id3" draw:id="id3" draw:layer="layout" svg:width="3.302cm" svg:height="2.032cm" svg:x="11.767cm" svg:y="1.675cm">
          <text:p text:style-name="P1">Arvados</text:p>
          <text:p text:style-name="P1">controller</text:p>
          <draw:enhanced-geometry svg:viewBox="0 0 21600 21600" draw:type="rectangle" draw:enhanced-path="M 0 0 L 21600 0 21600 21600 0 21600 0 0 Z N"/>
        </draw:custom-shape>
        <draw:custom-shape draw:style-name="gr3" draw:text-style-name="P1" xml:id="id4" draw:id="id4" draw:layer="layout" svg:width="3.302cm" svg:height="2.032cm" svg:x="16.72cm" svg:y="1.675cm">
          <text:p text:style-name="P1">Arvados </text:p>
          <text:p text:style-name="P1">API server</text:p>
          <draw:enhanced-geometry svg:viewBox="0 0 21600 21600" draw:type="rectangle" draw:enhanced-path="M 0 0 L 21600 0 21600 21600 0 21600 0 0 Z N"/>
        </draw:custom-shape>
        <draw:custom-shape draw:style-name="gr4" draw:text-style-name="P1" xml:id="id5" draw:id="id5" draw:layer="layout" svg:width="4.064cm" svg:height="2.032cm" svg:x="21.546cm" svg:y="1.675cm">
          <text:p text:style-name="P1">PostgreSQL</text:p>
          <draw:enhanced-geometry svg:viewBox="0 0 21600 21600" draw:type="rectangle" draw:enhanced-path="M 0 0 L 21600 0 21600 21600 0 21600 0 0 Z N"/>
        </draw:custom-shape>
        <draw:connector draw:style-name="gr5" draw:text-style-name="P2" draw:layer="layout" draw:type="line" svg:x1="5.191cm" svg:y1="2.671cm" svg:x2="6.941cm" svg:y2="2.691cm" draw:start-shape="id1" draw:end-shape="id2" svg:d="M5191 2671l1750 20" svg:viewBox="0 0 1751 21">
          <text:p/>
        </draw:connector>
        <draw:connector draw:style-name="gr6" draw:text-style-name="P2" draw:layer="layout" draw:type="line" svg:x1="10.116cm" svg:y1="2.691cm" svg:x2="11.767cm" svg:y2="2.691cm" draw:start-shape="id2" draw:end-shape="id3" draw:end-glue-point="3" svg:d="M10116 2691h1651" svg:viewBox="0 0 1652 1">
          <text:p/>
        </draw:connector>
        <draw:connector draw:style-name="gr7" draw:text-style-name="P2" draw:layer="layout" draw:type="line" svg:x1="15.069cm" svg:y1="2.691cm" svg:x2="16.72cm" svg:y2="2.691cm" draw:start-shape="id3" draw:end-shape="id4" svg:d="M15069 2691h1651" svg:viewBox="0 0 1652 1">
          <text:p/>
        </draw:connector>
        <draw:connector draw:style-name="gr5" draw:text-style-name="P2" draw:layer="layout" draw:type="line" svg:x1="20.022cm" svg:y1="2.691cm" svg:x2="21.546cm" svg:y2="2.691cm" draw:start-shape="id4" draw:end-shape="id5" svg:d="M20022 2691h1524" svg:viewBox="0 0 1525 1">
          <text:p/>
        </draw:connector>
        <draw:connector draw:style-name="gr5" draw:text-style-name="P2" draw:layer="layout" draw:line-skew="0.769cm" svg:x1="13.418cm" svg:y1="3.707cm" svg:x2="23.578cm" svg:y2="3.707cm" draw:start-shape="id3" draw:start-glue-point="2" draw:end-shape="id5" draw:end-glue-point="2" svg:d="M13418 3707v1270h10160v-1270" svg:viewBox="0 0 10161 127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Double_20_Arrow" draw:display-name="Double Arrow"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marker draw:name="Square" svg:viewBox="0 0 10 10" svg:d="M0 0h10v10h-1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7.94cm" fo:page-height="6.3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3T14:58:58.431703071</meta:creation-date>
    <dc:date>2019-12-03T15:10:43.738034408</dc:date>
    <meta:editing-duration>PT1M31S</meta:editing-duration>
    <meta:editing-cycles>1</meta:editing-cycles>
    <meta:generator>LibreOffice/6.1.5.2$Linux_X86_64 LibreOffice_project/10$Build-2</meta:generator>
    <meta:document-statistic meta:object-count="10"/>
  </office:meta>
</office:document-meta>
</file>